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  <style:text-properties officeooo:paragraph-rsid="00026450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29a05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44161136" text:id="ct106652644161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44161552" text:id="ct10665264416155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44161760" text:id="ct10665264416176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4" text:outline-level="1"><text:change text:change-id="ct106652644161136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652644161552"/><text:change-start text:change-id="ct106652644161760"/>Version History<text:change-end text:change-id="ct10665264416176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29a0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0:49.721552291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1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23S</meta:editing-duration>
    <meta:generator>LibreOffice/4.4.0.3$MacOSX_X86_64 LibreOffice_project/de093506bcdc5fafd9023ee680b8c60e3e0645d7</meta:generator>
    <dc:date>2015-02-24T17:30:49.616705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8" meta:character-count="465" meta:non-whitespace-character-count="394"/>
  </office:meta>
</office:document-meta>
</file>